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 What is Version control system or Source code manager?</text:p>
      <text:p text:style-name="Standard"><text:s text:c="4"/>Version control software keeps track of every modification to the code in a special kind of<text:s/><text:s text:c="98"/>database</text:p>
      <text:p text:style-name="Standard">2. Benefits of VCS or SCM?</text:p>
      <text:p text:style-name="Standard"><text:s/>A. <text:s text:c="2"/>1. A complete long-term change history of every file.</text:p>
      <text:p text:style-name="Standard"><text:s text:c="8"/>2. branching and merging</text:p>
      <text:p text:style-name="Standard"><text:s text:c="8"/>3.traceability</text:p>
      <text:p text:style-name="Standard">3. What is Git?</text:p>
      <text:p text:style-name="Standard"><text:s text:c="4"/>It keep track all the changes</text:p>
      <text:p text:style-name="Standard">4. Diffrence between Git and SVN?</text:p>
      <text:p text:style-name="Standard"><text:s text:c="2"/>A.</text:p>
      <text:p text:style-name="Standard">5. Two types of git authentication?</text:p>
      <text:p text:style-name="Textbody"><text:bookmark-start text:name="markdown-toc-basic-authentication"/><text:bookmark-start text:name="markdown-toc"/><text:bookmark-end text:name="markdown-toc-basic-authentication"/><text:bookmark-end text:name="markdown-toc"/><text:s text:c="12"/><text:a xlink:href="https://developer.github.com/v3/auth/#basic-authentication" office:target-frame-name="_top" xlink:show="replace">Basic Authentication</text:a></text:p>
      <text:p text:style-name="Textbody"><text:s text:c="11"/><text:a xlink:href="https://developer.github.com/v3/auth/#working-with-two-factor-authentication" office:target-frame-name="_top" xlink:show="replace"><text:s/>two-factor authentication</text:a></text:p>
      <text:p text:style-name="Standard"/>
      <text:p text:style-name="Standard">6. Branches in Git and thei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WETHA</meta:initial-creator>
    <dc:creator>home</dc:creator>
    <meta:creation-date>2017-03-12T10:24:00Z</meta:creation-date>
    <dc:date>2017-03-21T16:07:00Z</dc:date>
    <meta:template xlink:href="Normal" xlink:type="simple"/>
    <meta:editing-cycles>2</meta:editing-cycles>
    <meta:editing-duration>PT3360S</meta:editing-duration>
    <meta:document-statistic meta:page-count="1" meta:paragraph-count="1" meta:word-count="120" meta:character-count="809" meta:row-count="5" meta:non-whitespace-character-count="690"/>
  </office:meta>
</office:document-meta>
</file>